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dd5b7" officeooo:paragraph-rsid="002dd5b7"/>
    </style:style>
    <style:style style:name="P2" style:family="paragraph" style:parent-style-name="Standard">
      <style:paragraph-properties fo:text-align="start" style:justify-single-word="false"/>
      <style:text-properties officeooo:rsid="00301f31" officeooo:paragraph-rsid="00301f31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315c64" officeooo:paragraph-rsid="00315c64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301f31" officeooo:paragraph-rsid="00301f31"/>
    </style:style>
    <style:style style:name="P5" style:family="paragraph" style:parent-style-name="Standard">
      <style:paragraph-properties fo:text-align="start" style:justify-single-word="false"/>
      <style:text-properties officeooo:paragraph-rsid="0030a3c5"/>
    </style:style>
    <style:style style:name="T1" style:family="text">
      <style:text-properties officeooo:rsid="002e7403"/>
    </style:style>
    <style:style style:name="T2" style:family="text">
      <style:text-properties officeooo:rsid="0030a3c5"/>
    </style:style>
    <style:style style:name="T3" style:family="text">
      <style:text-properties officeooo:rsid="00318d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&gt;Done Today:</text:p>
      <text:p text:style-name="P5">-&gt;Pending:</text:p>
      <text:p text:style-name="P5">-&gt;Target for Tomorrow:</text:p>
      <text:p text:style-name="P5">-&gt;Question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1T18:00:52.522218122</dc:date>
    <meta:editing-duration>PT2H47M19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7" meta:character-count="57" meta:non-whitespace-character-count="54"/>
  </office:meta>
</office:document-meta>
</file>